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e6e6e6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standard">
      <style:graphic-properties svg:stroke-color="#808080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78cm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cm" svg:height="1.2cm" svg:x="3.9cm" svg:y="17.8cm">
          <text:p text:style-name="P1">Hardware</text:p>
        </draw:rect>
        <draw:rect draw:style-name="gr1" draw:text-style-name="P1" draw:layer="layout" svg:width="12.001cm" svg:height="1.299cm" svg:x="3.899cm" svg:y="16.2cm">
          <text:p text:style-name="P1">Sistema Operacional Nativo (Linux)</text:p>
        </draw:rect>
        <draw:rect draw:style-name="gr2" draw:text-style-name="P2" draw:layer="layout" svg:width="11.963cm" svg:height="9.5cm" svg:x="3.937cm" svg:y="6.4cm">
          <text:p/>
        </draw:rect>
        <draw:g>
          <draw:rect draw:style-name="gr3" draw:text-style-name="P2" draw:layer="layout" svg:width="6.864cm" svg:height="5.8cm" svg:x="4.137cm" svg:y="7.474cm">
            <text:p/>
          </draw:rect>
          <draw:rect draw:style-name="gr4" draw:text-style-name="P2" draw:layer="layout" svg:width="5.869cm" svg:height="2.2cm" svg:x="4.635cm" svg:y="8.374cm">
            <text:p text:style-name="P2">Decodificador</text:p>
          </draw:rect>
          <draw:rect draw:style-name="gr4" draw:text-style-name="P2" draw:layer="layout" svg:width="5.869cm" svg:height="2.2cm" svg:x="4.635cm" svg:y="10.874cm">
            <text:p text:style-name="P2">Interpretador</text:p>
          </draw:rect>
          <draw:frame draw:style-name="gr5" draw:text-style-name="P3" draw:layer="layout" svg:width="2.984cm" svg:height="0.763cm" svg:x="6.016cm" svg:y="7.537cm">
            <draw:text-box>
              <text:p><text:span text:style-name="T1">CPU Virtual</text:span></text:p>
            </draw:text-box>
          </draw:frame>
        </draw:g>
        <draw:rect draw:style-name="gr6" draw:text-style-name="P1" draw:layer="layout" svg:width="3.494cm" svg:height="1.3cm" svg:x="7.537cm" svg:y="14.141cm">
          <text:p text:style-name="P1">Exceções</text:p>
        </draw:rect>
        <draw:rect draw:style-name="gr6" draw:text-style-name="P1" draw:layer="layout" svg:width="3.359cm" svg:height="5.1cm" svg:x="12.241cm" svg:y="10.274cm">
          <text:p text:style-name="P1">M</text:p>
          <text:p text:style-name="P1">e</text:p>
          <text:p text:style-name="P1">m</text:p>
          <text:p text:style-name="P1">ó</text:p>
          <text:p text:style-name="P1">r</text:p>
          <text:p text:style-name="P1">i<text:line-break/>a</text:p>
        </draw:rect>
        <draw:rect draw:style-name="gr6" draw:text-style-name="P1" draw:layer="layout" svg:width="3.2cm" svg:height="1.3cm" svg:x="4.137cm" svg:y="14.141cm">
          <text:p text:style-name="P1">Syscalls</text:p>
        </draw:rect>
        <draw:rect draw:style-name="gr6" draw:text-style-name="P1" draw:layer="layout" svg:width="3.463cm" svg:height="2.126cm" svg:x="12.237cm" svg:y="7.474cm">
          <text:p text:style-name="P1">Carregador</text:p>
        </draw:rect>
        <draw:custom-shape draw:style-name="gr7" draw:text-style-name="P2" draw:layer="layout" svg:width="0.9cm" svg:height="0.6cm" svg:x="11.2cm" svg:y="8.274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0.598cm" svg:height="0.6cm" draw:transform="rotate (-1.55962621958303) translate (14.293cm 9.6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0.9cm" svg:height="0.6cm" svg:x="11.2cm" svg:y="11.574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0.7cm" svg:height="0.6cm" svg:x="8.833cm" svg:y="13.448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0.7cm" svg:height="0.6cm" svg:x="5.396cm" svg:y="13.448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" draw:text-style-name="P1" draw:layer="layout" svg:width="11.963cm" svg:height="1.3cm" svg:x="3.937cm" svg:y="4.874cm">
          <text:p text:style-name="P1">Aplicação Linux de 32 Bits</text:p>
        </draw:rect>
        <draw:rect draw:style-name="gr8" draw:text-style-name="P2" draw:layer="layout" svg:width="12.6cm" svg:height="13.7cm" svg:x="2.8cm" svg:y="4.5cm">
          <text:p/>
        </draw:rect>
        <draw:frame draw:style-name="gr5" draw:text-style-name="P3" draw:layer="layout" svg:width="3.3cm" svg:height="0.763cm" svg:x="8.7cm" svg:y="6.537cm">
          <draw:text-box>
            <text:p text:style-name="P4"><text:span text:style-name="T1">BOX Runtime</text:span></text:p>
          </draw:text-box>
        </draw:frame>
        <draw:custom-shape draw:style-name="gr7" draw:text-style-name="P2" draw:layer="layout" svg:width="0.7cm" svg:height="0.752cm" svg:x="5.396cm" svg:y="15.648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9-23T20:17:34</meta:creation-date>
    <dc:date>2012-09-28T11:32:13</dc:date>
    <meta:editing-duration>PT00H53M49S</meta:editing-duration>
    <meta:editing-cycles>6</meta:editing-cycles>
    <meta:generator>OpenOffice.org/3.2$Linux OpenOffice.org_project/320m19$Build-9505</meta:generator>
    <dc:creator>john tortugo</dc:creator>
    <meta:document-statistic meta:object-count="21"/>
  </office:meta>
</office:document-meta>
</file>